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star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text-position="-16% 58%" style:font-name="Times New Roman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text-position="-16% 58%" style:font-name="Times New Roman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text-position="0% 100%" style:font-name="Arial1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text-position="-16% 58%"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2.54cm" svg:height="1.778cm" svg:x="5.715cm" svg:y="0.762cm">
          <text:p text:style-name="P1"><text:span text:style-name="T1">j</text:span><text:span text:style-name="T2">0</text:span></text:p>
          <text:p text:style-name="P2"><text:span text:style-name="T3"/></text:p>
          <text:p text:style-name="P2"><text:span text:style-name="T4">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905cm" svg:x="3.175cm" svg:y="3.81cm">
          <text:p text:style-name="P1"><text:span text:style-name="T1">left j</text:span><text:span text:style-name="T2">0</text:span></text:p>
          <text:p text:style-name="P2"><text:span text:style-name="T3"/></text:p>
          <text:p text:style-name="P2"><text:span text:style-name="T4">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905cm" svg:x="8.255cm" svg:y="3.81cm">
          <text:p text:style-name="P1"><text:span text:style-name="T5">right j</text:span><text:span text:style-name="T6">0</text:span></text:p>
          <text:p text:style-name="P2"><text:span text:style-name="T3"/></text:p>
          <text:p text:style-name="P2"><text:span text:style-name="T7">unu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905cm" svg:x="0.635cm" svg:y="6.985cm">
          <text:p text:style-name="P1"><text:span text:style-name="T1">left (left j</text:span><text:span text:style-name="T2">0</text:span><text:span text:style-name="T8">)</text:span></text:p>
          <text:p text:style-name="P2"><text:span text:style-name="T3"/></text:p>
          <text:p text:style-name="P2"><text:span text:style-name="T4">rand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54cm" svg:height="1.905cm" svg:x="3.81cm" svg:y="6.985cm">
          <text:p text:style-name="P1"><text:span text:style-name="T1">right (left j</text:span><text:span text:style-name="T2">0</text:span><text:span text:style-name="T8">)</text:span></text:p>
          <text:p text:style-name="P2"><text:span text:style-name="T3"/></text:p>
          <text:p text:style-name="P2"><text:span text:style-name="T4">rand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905cm" svg:x="7.62cm" svg:y="6.985cm">
          <text:p text:style-name="P1"><text:span text:style-name="T1">left (right j</text:span><text:span text:style-name="T2">0</text:span><text:span text:style-name="T8">)</text:span></text:p>
          <text:p text:style-name="P2"><text:span text:style-name="T3"/></text:p>
          <text:p text:style-name="P2"><text:span text:style-name="T7">e</text:span><text:span text:style-name="T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905cm" svg:x="10.795cm" svg:y="6.985cm">
          <text:p text:style-name="P1"><text:span text:style-name="T1">right (right j</text:span><text:span text:style-name="T2">0</text:span><text:span text:style-name="T8">)</text:span></text:p>
          <text:p text:style-name="P2"><text:span text:style-name="T3"/></text:p>
          <text:p text:style-name="P2"><text:span text:style-name="T7">e</text:span><text:span text:style-name="T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715cm" svg:y1="2.54cm" svg:x2="4.445cm" svg:y2="3.81cm">
          <text:p/>
        </draw:line>
        <draw:line draw:style-name="gr2" draw:text-style-name="P2" draw:layer="layout" svg:x1="8.255cm" svg:y1="2.54cm" svg:x2="9.525cm" svg:y2="3.81cm">
          <text:p/>
        </draw:line>
        <draw:line draw:style-name="gr2" draw:text-style-name="P2" draw:layer="layout" svg:x1="3.175cm" svg:y1="5.715cm" svg:x2="1.905cm" svg:y2="6.985cm">
          <text:p/>
        </draw:line>
        <draw:line draw:style-name="gr2" draw:text-style-name="P2" draw:layer="layout" svg:x1="5.08cm" svg:y1="5.715cm" svg:x2="5.08cm" svg:y2="6.985cm">
          <text:p/>
        </draw:line>
        <draw:line draw:style-name="gr2" draw:text-style-name="P2" draw:layer="layout" svg:x1="8.89cm" svg:y1="5.715cm" svg:x2="8.89cm" svg:y2="6.985cm">
          <text:p/>
        </draw:line>
        <draw:line draw:style-name="gr2" draw:text-style-name="P2" draw:layer="layout" svg:x1="10.795cm" svg:y1="5.588cm" svg:x2="12.065cm" svg:y2="6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Toronto</meta:initial-creator>
    <meta:creation-date>2014-02-01T14:46:29.310240230</meta:creation-date>
    <dc:date>2014-03-14T12:14:38.733600134</dc:date>
    <dc:creator>Neil Toronto</dc:creator>
    <meta:editing-duration>PT2H48M12S</meta:editing-duration>
    <meta:editing-cycles>7</meta:editing-cycles>
    <meta:generator>LibreOffice/4.1.3.2$Linux_X86_64 LibreOffice_project/410m0$Build-2</meta:generator>
    <meta:document-statistic meta:object-count="13"/>
  </office:meta>
</office:document-meta>
</file>